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438cm" svg:height="3.63cm" svg:x="3.55cm" svg:y="8.622cm">
          <text:p text:style-name="P1">Processing</text:p>
          <text:p text:style-name="P1">Forwarding</text:p>
          <text:p text:style-name="P1">Request</text:p>
          <text:p text:style-name="P1">3.4.5.2.4.2 </text:p>
        </draw:ellipse>
        <draw:ellipse draw:style-name="gr1" draw:text-style-name="P1" draw:layer="layout" svg:width="4.438cm" svg:height="3.63cm" svg:x="11.801cm" svg:y="8.622cm">
          <text:p text:style-name="P1">Identifying</text:p>
          <text:p text:style-name="P1">Command</text:p>
          <text:p text:style-name="P1">Type</text:p>
          <text:p text:style-name="P1">3.4.5.2.4.3</text:p>
        </draw:ellipse>
        <draw:line draw:style-name="gr2" draw:text-style-name="P1" draw:layer="layout" svg:x1="7.988cm" svg:y1="10.527cm" svg:x2="11.798cm" svg:y2="10.527cm">
          <text:p text:style-name="P1">P2I</text:p>
          <text:p text:style-name="P1">I2P</text:p>
        </draw:line>
        <draw:ellipse draw:style-name="gr3" draw:text-style-name="P1" draw:layer="layout" svg:width="4.438cm" svg:height="3.63cm" svg:x="7.66cm" svg:y="4.177cm">
          <text:p text:style-name="P1">Forwarding</text:p>
          <text:p text:style-name="P1">3.4.5.2.4.1 </text:p>
        </draw:ellipse>
        <draw:line draw:style-name="gr2" draw:text-style-name="P1" draw:layer="layout" svg:x1="8.623cm" svg:y1="7.352cm" svg:x2="6.083cm" svg:y2="8.622cm">
          <text:p text:style-name="P1">F2P</text:p>
          <text:p text:style-name="P1">P2F</text:p>
        </draw:line>
        <draw:line draw:style-name="gr2" draw:text-style-name="P1" draw:layer="layout" svg:x1="11.798cm" svg:y1="7.352cm" svg:x2="13.703cm" svg:y2="8.622cm">
          <text:p text:style-name="P1">I2F</text:p>
          <text:p text:style-name="P1">F2I</text:p>
        </draw:line>
        <draw:rect draw:style-name="gr1" draw:text-style-name="P1" draw:layer="layout" svg:width="1.905cm" svg:height="1.27cm" svg:x="2.27cm" svg:y="5.545cm">
          <text:p text:style-name="P1">Interpretation</text:p>
        </draw:rect>
        <draw:rect draw:style-name="gr1" draw:text-style-name="P1" draw:layer="layout" svg:width="1.905cm" svg:height="1.27cm" svg:x="11.216cm" svg:y="19.658cm">
          <text:p text:style-name="P1">System Response</text:p>
        </draw:rect>
        <draw:rect draw:style-name="gr1" draw:text-style-name="P1" draw:layer="layout" svg:width="1.905cm" svg:height="1.27cm" svg:x="4.175cm" svg:y="14.335cm">
          <text:p text:style-name="P1">Request</text:p>
          <text:p text:style-name="P1">Authentication</text:p>
        </draw:rect>
        <draw:line draw:style-name="gr2" draw:text-style-name="P1" draw:layer="layout" svg:x1="3.54cm" svg:y1="6.715cm" svg:x2="4.175cm" svg:y2="9.255cm">
          <text:p text:style-name="P1">I2P</text:p>
          <text:p text:style-name="P1">P2I</text:p>
        </draw:line>
        <draw:line draw:style-name="gr2" draw:text-style-name="P1" draw:layer="layout" svg:x1="5.445cm" svg:y1="14.335cm" svg:x2="6.193cm" svg:y2="12.216cm">
          <text:p text:style-name="P1">P2R</text:p>
          <text:p text:style-name="P1">R2P</text:p>
        </draw:line>
        <draw:ellipse draw:style-name="gr1" draw:text-style-name="P1" draw:layer="layout" svg:width="4.438cm" svg:height="3.63cm" svg:x="8.704cm" svg:y="13.069cm">
          <text:p text:style-name="P1">FWD_Approval</text:p>
          <text:p text:style-name="P1">3.4.5.2.4.4</text:p>
        </draw:ellipse>
        <draw:line draw:style-name="gr2" draw:text-style-name="P1" draw:layer="layout" svg:x1="12.272cm" svg:y1="19.647cm" svg:x2="11.428cm" svg:y2="16.607cm">
          <text:p text:style-name="P1">FA2S</text:p>
          <text:p text:style-name="P1">S2FA</text:p>
        </draw:line>
        <draw:line draw:style-name="gr2" draw:text-style-name="P1" draw:layer="layout" svg:x1="13.736cm" svg:y1="12.216cm" svg:x2="12.666cm" svg:y2="13.736cm">
          <text:p text:style-name="P1">FA2I</text:p>
          <text:p text:style-name="P1">I2FA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8:20:08.02</meta:creation-date>
    <dc:date>2011-11-30T20:00:28.82</dc:date>
    <dc:creator>Andre </dc:creator>
    <meta:editing-duration>PT1H41M</meta:editing-duration>
    <meta:editing-cycles>4</meta:editing-cycles>
    <meta:generator>OpenOffice.org/3.3$Win32 OpenOffice.org_project/330m20$Build-9567</meta:generator>
    <meta:document-statistic meta:object-count="14"/>
  </office:meta>
</office:document-meta>
</file>